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7800000078EDC3B169886C47E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081cm"/>
    </style:style>
    <style:style style:name="Tabla1.B" style:family="table-column">
      <style:table-column-properties style:column-width="2.967cm"/>
    </style:style>
    <style:style style:name="Tabla1.C" style:family="table-column">
      <style:table-column-properties style:column-width="3.417cm"/>
    </style:style>
    <style:style style:name="Tabla1.D" style:family="table-column">
      <style:table-column-properties style:column-width="2.092cm"/>
    </style:style>
    <style:style style:name="Tabla1.E" style:family="table-column">
      <style:table-column-properties style:column-width="1.205cm"/>
    </style:style>
    <style:style style:name="Tabla1.F" style:family="table-column">
      <style:table-column-properties style:column-width="2.09cm"/>
    </style:style>
    <style:style style:name="Tabla1.G" style:family="table-column">
      <style:table-column-properties style:column-width="3.149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G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G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2" style:family="table">
      <style:table-properties style:width="8.045cm" table:align="left"/>
    </style:style>
    <style:style style:name="Tabla2.A" style:family="table-column">
      <style:table-column-properties style:column-width="2.872cm"/>
    </style:style>
    <style:style style:name="Tabla2.B" style:family="table-column">
      <style:table-column-properties style:column-width="2.159cm"/>
    </style:style>
    <style:style style:name="Tabla2.C" style:family="table-column">
      <style:table-column-properties style:column-width="3.014cm"/>
    </style:style>
    <style:style style:name="Tabla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2.C1" style:family="table-cell">
      <style:table-cell-properties style:vertical-align="middle" fo:padding="0.049cm" fo:border="0.05pt solid #d9d9e3"/>
    </style:style>
    <style:style style:name="Tabla2.A2" style:family="table-cell">
      <style:table-cell-properties style:vertical-align="middle" fo:padding-left="0cm" fo:padding-right="0cm" fo:padding-top="0cm" fo:padding-bottom="0.049cm" fo:border-left="none" fo:border-right="none" fo:border-top="none" fo:border-bottom="0.75pt solid #d9d9e3"/>
    </style:style>
    <style:style style:name="Tabla2.C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Standard">
      <style:text-properties officeooo:rsid="0005d0f8" officeooo:paragraph-rsid="0005d0f8"/>
    </style:style>
    <style:style style:name="P2" style:family="paragraph" style:parent-style-name="Text_20_body">
      <style:text-properties officeooo:rsid="0005d0f8" officeooo:paragraph-rsid="0005d0f8" loext:padding="0.049cm" loext:border="0.06pt solid #d9d9e3"/>
    </style:style>
    <style:style style:name="P3" style:family="paragraph" style:parent-style-name="Table_20_Contents">
      <style:paragraph-properties fo:margin-left="0cm" fo:margin-right="0cm" fo:text-indent="0cm" style:auto-text-indent="false"/>
    </style:style>
    <style:style style:name="P4" style:family="paragraph" style:parent-style-name="Table_20_Heading">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fo:padding="0.049cm" fo:border="0.06pt solid #d9d9e3"/>
    </style:style>
    <style:style style:name="P6" style:family="paragraph" style:parent-style-name="Text_20_body">
      <style:paragraph-properties fo:margin-left="0cm" fo:margin-right="0cm" fo:text-indent="0cm" style:auto-text-indent="false"/>
      <style:text-properties loext:padding="0.049cm" loext:border="0.06pt solid #d9d9e3"/>
    </style:style>
    <style:style style:name="P7"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8"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9" style:family="paragraph" style:parent-style-name="Text_20_body" style:list-style-name="L1">
      <style:paragraph-properties fo:margin-left="0cm" fo:margin-right="0cm" fo:text-indent="0cm" style:auto-text-indent="false" fo:padding="0.049cm" fo:border="0.06pt solid #d9d9e3"/>
    </style:style>
    <style:style style:name="P10" style:family="paragraph" style:parent-style-name="Text_20_body" style:list-style-name="L2">
      <style:paragraph-properties fo:margin-left="0cm" fo:margin-right="0cm" fo:margin-top="0cm" fo:margin-bottom="0cm" style:contextual-spacing="false" fo:text-indent="0cm" style:auto-text-indent="false" fo:padding="0.049cm" fo:border="0.06pt solid #d9d9e3"/>
    </style:style>
    <style:style style:name="P11" style:family="paragraph" style:parent-style-name="Text_20_body" style:list-style-name="L2">
      <style:paragraph-properties fo:margin-left="0cm" fo:margin-right="0cm" fo:text-indent="0cm" style:auto-text-indent="false" fo:padding="0.049cm" fo:border="0.06pt solid #d9d9e3"/>
    </style:style>
    <style:style style:name="P12" style:family="paragraph" style:parent-style-name="Text_20_body" style:list-style-name="L3">
      <style:paragraph-properties fo:margin-left="0cm" fo:margin-right="0cm" fo:margin-top="0cm" fo:margin-bottom="0cm" style:contextual-spacing="false" fo:text-indent="0cm" style:auto-text-indent="false" fo:padding="0.049cm" fo:border="0.06pt solid #d9d9e3"/>
    </style:style>
    <style:style style:name="P13" style:family="paragraph" style:parent-style-name="Text_20_body" style:list-style-name="L3">
      <style:paragraph-properties fo:margin-left="0cm" fo:margin-right="0cm" fo:text-indent="0cm" style:auto-text-indent="false" fo:padding="0.049cm" fo:border="0.06pt solid #d9d9e3"/>
    </style:style>
    <style:style style:name="P14" style:family="paragraph" style:parent-style-name="Text_20_body" style:list-style-name="L4">
      <style:paragraph-properties fo:margin-left="0cm" fo:margin-right="0cm" fo:text-indent="0cm" style:auto-text-indent="false" fo:padding="0.049cm" fo:border="0.06pt solid #d9d9e3"/>
    </style:style>
    <style:style style:name="P15" style:family="paragraph" style:parent-style-name="Text_20_body" style:list-style-name="L5">
      <style:paragraph-properties fo:margin-left="0cm" fo:margin-right="0cm" fo:text-indent="0cm" style:auto-text-indent="false" fo:padding="0.049cm" fo:border="0.06pt solid #d9d9e3"/>
    </style:style>
    <style:style style:name="P16" style:family="paragraph" style:parent-style-name="Text_20_body" style:list-style-name="L5">
      <style:paragraph-properties fo:margin-left="0cm" fo:margin-right="0cm" fo:margin-top="0cm" fo:margin-bottom="0cm" style:contextual-spacing="false" fo:text-indent="0cm" style:auto-text-indent="false" fo:padding="0.049cm" fo:border="0.06pt solid #d9d9e3"/>
    </style:style>
    <style:style style:name="P17" style:family="paragraph" style:parent-style-name="Text_20_body" style:list-style-name="L6">
      <style:paragraph-properties fo:margin-left="0cm" fo:margin-right="0cm" fo:text-indent="0cm" style:auto-text-indent="false" fo:padding="0.049cm" fo:border="0.06pt solid #d9d9e3"/>
    </style:style>
    <style:style style:name="T1" style:family="text">
      <style:text-properties loext:padding="0.049cm" loext:border="0.06pt solid #d9d9e3"/>
    </style:style>
    <style:style style:name="T2" style:family="text">
      <style:text-properties loext:padding="0.049cm" loext:border="0.06pt solid #000000"/>
    </style:style>
    <style:style style:name="T3" style:family="text">
      <style:text-properties officeooo:rsid="00065e61"/>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DUINO – microcontroladores</text:p>
      <text:p text:style-name="P1"/>
      <text:p text:style-name="P2">Arduino es una plataforma de hardware y software de código abierto diseñada para facilitar el desarrollo de proyectos electrónicos interactivos. Consiste en una placa de circuito con un microcontrolador y un entorno de desarrollo integrado (IDE) que permite a los usuarios escribir programas y cargarlos en la placa para controlar dispositivos físicos.</text:p>
      <text:p text:style-name="P7">El proyecto Arduino fue iniciado en 2005 por un grupo de estudiantes del Interaction Design Institute Ivrea en Italia. Los fundadores, Massimo Banzi, David Cuartielles, Tom Igoe, Gianluca Martino, David Mellis y Nicholas Zambetti, querían crear una herramienta accesible para artistas, diseñadores y entusiastas de la electrónica que no tuvieran experiencia en programación de bajo nivel o ingeniería de hardware.</text:p>
      <text:p text:style-name="P7">El término "hardware libre" se refiere a la idea de proporcionar acceso libre y abierto a los planos y diseños de hardware, permitiendo que cualquiera pueda estudiar, modificar y distribuir el producto. Arduino adopta este enfoque, ya que comparte el diseño de hardware y el software bajo licencias de código abierto, lo que significa que cualquiera puede utilizar, modificar y distribuir el hardware y el software de Arduino de acuerdo con las condiciones de la licencia.</text:p>
      <text:p text:style-name="P7">El Arduino UNO es una de las placas más populares de la familia Arduino. Utiliza un microcontrolador ATmega328P, que es parte de la familia AVR de Atmel (ahora parte de Microchip Technology). Sin embargo, a lo largo del tiempo, han surgido diversas variantes y placas Arduino compatibles con diferentes microcontroladores. Algunos de los microcontroladores compatibles con el Arduino UNO son:</text:p>
      <text:list text:style-name="L1">
        <text:list-item>
          <text:p text:style-name="P9"><text:span text:style-name="Strong_20_Emphasis"><text:span text:style-name="T1">ATmega328P:</text:span></text:span><text:span text:style-name="T1"> Es el microcontrolador principal en el Arduino UNO y otros modelos de la familia. Tiene 32 KB de memoria de programa y 2 KB de RAM.</text:span></text:p>
        </text:list-item>
        <text:list-item>
          <text:p text:style-name="P9"><text:span text:style-name="Strong_20_Emphasis"><text:span text:style-name="T1">ATmega168:</text:span></text:span><text:span text:style-name="T1"> Una versión más antigua del ATmega328P con menos memoria (16 KB de programa y 1 KB de RAM). Fue utilizado en las primeras versiones de Arduino UNO.</text:span></text:p>
        </text:list-item>
        <text:list-item>
          <text:p text:style-name="P9"><text:span text:style-name="Strong_20_Emphasis"><text:span text:style-name="T1">ATmega2560:</text:span></text:span><text:span text:style-name="T1"> Se utiliza en placas como el Arduino Mega. Tiene una mayor capacidad de memoria y más pines de entrada/salida.</text:span></text:p>
        </text:list-item>
        <text:list-item>
          <text:p text:style-name="P9"><text:span text:style-name="Strong_20_Emphasis"><text:span text:style-name="T1">ATmega32U4:</text:span></text:span><text:span text:style-name="T1"> Se utiliza en placas como el Arduino Leonardo. Tiene capacidades USB integradas.</text:span></text:p>
        </text:list-item>
      </text:list>
      <text:p text:style-name="P7">Estos son solo algunos ejemplos, y hay muchas otras placas y microcontroladores compatibles con la plataforma Arduino, cada uno con sus propias características y capacidades.</text:p>
      <text:p text:style-name="P8"><draw:frame draw:style-name="fr1" draw:name="Imagen1" text:anchor-type="as-char" svg:width="0.635cm" svg:height="0.635cm" draw:z-index="0"><draw:image xlink:href="Pictures/100000000000007800000078EDC3B169886C47E9.png" xlink:type="simple" xlink:show="embed" xlink:actuate="onLoad" draw:mime-type="image/png"/><svg:title>User</svg:title></draw:frame></text:p>
      <text:p text:style-name="P8">Tú</text:p>
      <text:p text:style-name="P8">Listado en formato tabla con los diferentes Arduino, descripción características</text:p>
      <text:p text:style-name="P6"><text:soft-page-break/>ChatGPT</text:p>
      <text:p text:style-name="P7">A continuación, te proporciono un listado en formato de tabla con algunos modelos de placas Arduino, junto con sus descripciones y características principale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header-rows>
          <table:table-row>
            <table:table-cell table:style-name="Tabla1.A1" office:value-type="string">
              <text:p text:style-name="P4">Modelo</text:p>
            </table:table-cell>
            <table:table-cell table:style-name="Tabla1.A1" office:value-type="string">
              <text:p text:style-name="P4">Descripción</text:p>
            </table:table-cell>
            <table:table-cell table:style-name="Tabla1.A1" office:value-type="string">
              <text:p text:style-name="P4">Microcontrolador</text:p>
            </table:table-cell>
            <table:table-cell table:style-name="Tabla1.A1" office:value-type="string">
              <text:p text:style-name="P4">Memoria de Programa</text:p>
            </table:table-cell>
            <table:table-cell table:style-name="Tabla1.A1" office:value-type="string">
              <text:p text:style-name="P4">RAM</text:p>
            </table:table-cell>
            <table:table-cell table:style-name="Tabla1.A1" office:value-type="string">
              <text:p text:style-name="P4">Pines de E/S</text:p>
            </table:table-cell>
            <table:table-cell table:style-name="Tabla1.G1" office:value-type="string">
              <text:p text:style-name="P4">Compatibilidad USB</text:p>
            </table:table-cell>
          </table:table-row>
        </table:table-header-rows>
        <table:table-row>
          <table:table-cell table:style-name="Tabla1.A2" office:value-type="string">
            <text:p text:style-name="P3">Arduino UNO</text:p>
          </table:table-cell>
          <table:table-cell table:style-name="Tabla1.A2" office:value-type="string">
            <text:p text:style-name="P3">Versión clásica y popular de la placa Arduino.</text:p>
          </table:table-cell>
          <table:table-cell table:style-name="Tabla1.A2" office:value-type="string">
            <text:p text:style-name="P3">ATmega328P</text:p>
          </table:table-cell>
          <table:table-cell table:style-name="Tabla1.A2" office:value-type="string">
            <text:p text:style-name="P3">32 KB</text:p>
          </table:table-cell>
          <table:table-cell table:style-name="Tabla1.A2" office:value-type="string">
            <text:p text:style-name="P3">2 KB</text:p>
          </table:table-cell>
          <table:table-cell table:style-name="Tabla1.A2" office:value-type="string">
            <text:p text:style-name="P3">14 digitales, 6 analógicos</text:p>
          </table:table-cell>
          <table:table-cell table:style-name="Tabla1.G2" office:value-type="string">
            <text:p text:style-name="P3">Sí</text:p>
          </table:table-cell>
        </table:table-row>
        <table:table-row>
          <table:table-cell table:style-name="Tabla1.A2" office:value-type="string">
            <text:p text:style-name="P3">Arduino Mega 2560</text:p>
          </table:table-cell>
          <table:table-cell table:style-name="Tabla1.A2" office:value-type="string">
            <text:p text:style-name="P3">Placa con mayor capacidad de E/S y memoria.</text:p>
          </table:table-cell>
          <table:table-cell table:style-name="Tabla1.A2" office:value-type="string">
            <text:p text:style-name="P3">ATmega2560</text:p>
          </table:table-cell>
          <table:table-cell table:style-name="Tabla1.A2" office:value-type="string">
            <text:p text:style-name="P3">256 KB</text:p>
          </table:table-cell>
          <table:table-cell table:style-name="Tabla1.A2" office:value-type="string">
            <text:p text:style-name="P3">8 KB</text:p>
          </table:table-cell>
          <table:table-cell table:style-name="Tabla1.A2" office:value-type="string">
            <text:p text:style-name="P3">54 digitales, 16 analógicos</text:p>
          </table:table-cell>
          <table:table-cell table:style-name="Tabla1.G2" office:value-type="string">
            <text:p text:style-name="P3">Sí</text:p>
          </table:table-cell>
        </table:table-row>
        <table:table-row>
          <table:table-cell table:style-name="Tabla1.A2" office:value-type="string">
            <text:p text:style-name="P3">Arduino Nano</text:p>
          </table:table-cell>
          <table:table-cell table:style-name="Tabla1.A2" office:value-type="string">
            <text:p text:style-name="P3">Versión compacta y de tamaño reducido.</text:p>
          </table:table-cell>
          <table:table-cell table:style-name="Tabla1.A2" office:value-type="string">
            <text:p text:style-name="P3">ATmega328P</text:p>
          </table:table-cell>
          <table:table-cell table:style-name="Tabla1.A2" office:value-type="string">
            <text:p text:style-name="P3">32 KB</text:p>
          </table:table-cell>
          <table:table-cell table:style-name="Tabla1.A2" office:value-type="string">
            <text:p text:style-name="P3">2 KB</text:p>
          </table:table-cell>
          <table:table-cell table:style-name="Tabla1.A2" office:value-type="string">
            <text:p text:style-name="P3">14 digitales, 8 analógicos</text:p>
          </table:table-cell>
          <table:table-cell table:style-name="Tabla1.G2" office:value-type="string">
            <text:p text:style-name="P3">Sí</text:p>
          </table:table-cell>
        </table:table-row>
        <table:table-row>
          <table:table-cell table:style-name="Tabla1.A2" office:value-type="string">
            <text:p text:style-name="P3">Arduino Pro Mini</text:p>
          </table:table-cell>
          <table:table-cell table:style-name="Tabla1.A2" office:value-type="string">
            <text:p text:style-name="P3">Placa compacta y sin conector USB para aplicaciones embebidas.</text:p>
          </table:table-cell>
          <table:table-cell table:style-name="Tabla1.A2" office:value-type="string">
            <text:p text:style-name="P3">ATmega328P</text:p>
          </table:table-cell>
          <table:table-cell table:style-name="Tabla1.A2" office:value-type="string">
            <text:p text:style-name="P3">32 KB</text:p>
          </table:table-cell>
          <table:table-cell table:style-name="Tabla1.A2" office:value-type="string">
            <text:p text:style-name="P3">2 KB</text:p>
          </table:table-cell>
          <table:table-cell table:style-name="Tabla1.A2" office:value-type="string">
            <text:p text:style-name="P3">14 digitales, 8 analógicos</text:p>
          </table:table-cell>
          <table:table-cell table:style-name="Tabla1.G2" office:value-type="string">
            <text:p text:style-name="P3">No</text:p>
          </table:table-cell>
        </table:table-row>
        <table:table-row>
          <table:table-cell table:style-name="Tabla1.A2" office:value-type="string">
            <text:p text:style-name="P3">Arduino Leonardo</text:p>
          </table:table-cell>
          <table:table-cell table:style-name="Tabla1.A2" office:value-type="string">
            <text:p text:style-name="P3">Placa con capacidad USB integrada y ATmega32U4.</text:p>
          </table:table-cell>
          <table:table-cell table:style-name="Tabla1.A2" office:value-type="string">
            <text:p text:style-name="P3">ATmega32U4</text:p>
          </table:table-cell>
          <table:table-cell table:style-name="Tabla1.A2" office:value-type="string">
            <text:p text:style-name="P3">32 KB</text:p>
          </table:table-cell>
          <table:table-cell table:style-name="Tabla1.A2" office:value-type="string">
            <text:p text:style-name="P3">2.5 KB</text:p>
          </table:table-cell>
          <table:table-cell table:style-name="Tabla1.A2" office:value-type="string">
            <text:p text:style-name="P3">20 digitales, 12 analógicos</text:p>
          </table:table-cell>
          <table:table-cell table:style-name="Tabla1.G2" office:value-type="string">
            <text:p text:style-name="P3">Sí</text:p>
          </table:table-cell>
        </table:table-row>
        <table:table-row>
          <table:table-cell table:style-name="Tabla1.A2" office:value-type="string">
            <text:p text:style-name="P3">Arduino Due</text:p>
          </table:table-cell>
          <table:table-cell table:style-name="Tabla1.A2" office:value-type="string">
            <text:p text:style-name="P3">Placa basada en ARM con mayor potencia y velocidad.</text:p>
          </table:table-cell>
          <table:table-cell table:style-name="Tabla1.A2" office:value-type="string">
            <text:p text:style-name="P3">AT91SAM3X8E</text:p>
          </table:table-cell>
          <table:table-cell table:style-name="Tabla1.A2" office:value-type="string">
            <text:p text:style-name="P3">512 KB (flash)</text:p>
          </table:table-cell>
          <table:table-cell table:style-name="Tabla1.A2" office:value-type="string">
            <text:p text:style-name="P3">96 KB</text:p>
          </table:table-cell>
          <table:table-cell table:style-name="Tabla1.A2" office:value-type="string">
            <text:p text:style-name="P3">54 digitales, 12 analógicos</text:p>
          </table:table-cell>
          <table:table-cell table:style-name="Tabla1.G2" office:value-type="string">
            <text:p text:style-name="P3">Sí</text:p>
          </table:table-cell>
        </table:table-row>
        <table:table-row>
          <table:table-cell table:style-name="Tabla1.A2" office:value-type="string">
            <text:p text:style-name="P3">Arduino MKR1000</text:p>
          </table:table-cell>
          <table:table-cell table:style-name="Tabla1.A2" office:value-type="string">
            <text:p text:style-name="P3">Diseñado para proyectos IoT, con conectividad Wi-Fi.</text:p>
          </table:table-cell>
          <table:table-cell table:style-name="Tabla1.A2" office:value-type="string">
            <text:p text:style-name="P3">ATSAMW25</text:p>
          </table:table-cell>
          <table:table-cell table:style-name="Tabla1.A2" office:value-type="string">
            <text:p text:style-name="P3">256 KB (flash)</text:p>
          </table:table-cell>
          <table:table-cell table:style-name="Tabla1.A2" office:value-type="string">
            <text:p text:style-name="P3">32 KB</text:p>
          </table:table-cell>
          <table:table-cell table:style-name="Tabla1.A2" office:value-type="string">
            <text:p text:style-name="P3">8 digitales, 7 analógicos</text:p>
          </table:table-cell>
          <table:table-cell table:style-name="Tabla1.G2" office:value-type="string">
            <text:p text:style-name="Table_20_Contents">Sí</text:p>
          </table:table-cell>
        </table:table-row>
      </table:table>
      <text:p text:style-name="P7">Este listado incluye solo algunas de las placas Arduino disponibles, y hay muchas otras con características específicas para diferentes aplicaciones. La elección de una placa Arduino depende de los requisitos y objetivos particulares de tu proyecto.</text:p>
      <text:p text:style-name="P8"><draw:frame draw:style-name="fr1" draw:name="Imagen2" text:anchor-type="as-char" svg:width="0.635cm" svg:height="0.635cm" draw:z-index="1"><draw:image xlink:href="Pictures/100000000000007800000078EDC3B169886C47E9.png" xlink:type="simple" xlink:show="embed" xlink:actuate="onLoad" draw:mime-type="image/png"/><svg:title>User</svg:title></draw:frame></text:p>
      <text:p text:style-name="P8">Tú</text:p>
      <text:p text:style-name="P8">Define sensor y a<text:span text:style-name="T3">c</text:span>tuador </text:p>
      <text:p text:style-name="P6">ChatGPT</text:p>
      <text:p text:style-name="P5"><text:span text:style-name="Strong_20_Emphasis"><text:span text:style-name="T1">Sensor:</text:span></text:span><text:span text:style-name="T1"> Un sensor es un dispositivo que detecta o mide cambios en su entorno y convierte esa información en una señal eléctrica o mecánica. Los sensores son esenciales en aplicaciones de automatización, control y monitoreo. Pueden medir diversas magnitudes, como temperatura, luz, presión, movimiento, humedad, entre otras. La información recopilada por los sensores se utiliza </text:span><text:soft-page-break/><text:span text:style-name="T1">comúnmente en sistemas electrónicos para tomar decisiones o realizar ajustes en respuesta a cambios en el entorno.</text:span></text:p>
      <text:p text:style-name="P7">Ejemplos de sensores incluyen:</text:p>
      <text:list text:style-name="L2">
        <text:list-item>
          <text:p text:style-name="P10"><text:span text:style-name="Strong_20_Emphasis"><text:span text:style-name="T1">Sensor de temperatura:</text:span></text:span><text:span text:style-name="T1"> Mide la temperatura del entorno.</text:span></text:p>
        </text:list-item>
        <text:list-item>
          <text:p text:style-name="P10"><text:span text:style-name="Strong_20_Emphasis"><text:span text:style-name="T1">Sensor de luz:</text:span></text:span><text:span text:style-name="T1"> Detecta niveles de iluminación.</text:span></text:p>
        </text:list-item>
        <text:list-item>
          <text:p text:style-name="P10"><text:span text:style-name="Strong_20_Emphasis"><text:span text:style-name="T1">Sensor de movimiento (PIR):</text:span></text:span><text:span text:style-name="T1"> Detecta movimientos en su campo de visión.</text:span></text:p>
        </text:list-item>
        <text:list-item>
          <text:p text:style-name="P11"><text:span text:style-name="Strong_20_Emphasis"><text:span text:style-name="T1">Sensor de presión:</text:span></text:span><text:span text:style-name="T1"> Mide la presión atmosférica o de un fluido.</text:span></text:p>
        </text:list-item>
      </text:list>
      <text:p text:style-name="P5"><text:span text:style-name="Strong_20_Emphasis"><text:span text:style-name="T1">Actuador:</text:span></text:span><text:span text:style-name="T1"> Un actuador es un dispositivo que realiza una acción física en respuesta a una señal eléctrica o de control. Los actuadores convierten la información proveniente de un sistema de control en movimiento, fuerza, posición u otra forma de acción física. Son fundamentales en sistemas de automatización y robótica, ya que permiten que los sistemas controlados respondan a las señales o condiciones detectadas por los sensores.</text:span></text:p>
      <text:p text:style-name="P7">Ejemplos de actuadores incluyen:</text:p>
      <text:list text:style-name="L3">
        <text:list-item>
          <text:p text:style-name="P12"><text:span text:style-name="Strong_20_Emphasis"><text:span text:style-name="T1">Motor eléctrico:</text:span></text:span><text:span text:style-name="T1"> Convierte energía eléctrica en movimiento mecánico.</text:span></text:p>
        </text:list-item>
        <text:list-item>
          <text:p text:style-name="P12"><text:span text:style-name="Strong_20_Emphasis"><text:span text:style-name="T1">Válvula solenoide:</text:span></text:span><text:span text:style-name="T1"> Controla el flujo de fluidos mediante la activación electromagnética.</text:span></text:p>
        </text:list-item>
        <text:list-item>
          <text:p text:style-name="P12"><text:span text:style-name="Strong_20_Emphasis"><text:span text:style-name="T1">Servomotor:</text:span></text:span><text:span text:style-name="T1"> Controla la posición angular de un eje en respuesta a señales de control.</text:span></text:p>
        </text:list-item>
        <text:list-item>
          <text:p text:style-name="P13"><text:span text:style-name="Strong_20_Emphasis"><text:span text:style-name="T1">Altavoz:</text:span></text:span><text:span text:style-name="T1"> Convierte señales eléctricas en vibraciones sonoras.</text:span></text:p>
        </text:list-item>
      </text:list>
      <text:p text:style-name="P7">En resumen, los sensores detectan y miden cambios en el entorno, mientras que los actuadores realizan acciones físicas en respuesta a señales de control. Juntos, sensores y actuadores son componentes clave en sistemas de control y automatización.</text:p>
      <text:p text:style-name="P8"><draw:frame draw:style-name="fr1" draw:name="Imagen3" text:anchor-type="as-char" svg:width="0.635cm" svg:height="0.635cm" draw:z-index="2"><draw:image xlink:href="Pictures/100000000000007800000078EDC3B169886C47E9.png" xlink:type="simple" xlink:show="embed" xlink:actuate="onLoad" draw:mime-type="image/png"/><svg:title>User</svg:title></draw:frame></text:p>
      <text:p text:style-name="P8">Tú</text:p>
      <text:p text:style-name="P8">Cómo los definirías en los conceptos de dispositivos de entrada /salida</text:p>
      <text:p text:style-name="P6">ChatGPT</text:p>
      <text:p text:style-name="P7">En el contexto de dispositivos de entrada/salida (E/S), los sensores y actuadores pueden definirse de la siguiente manera:</text:p>
      <text:p text:style-name="P5"><text:span text:style-name="Strong_20_Emphasis"><text:span text:style-name="T1">Sensores (Dispositivos de Entrada):</text:span></text:span><text:span text:style-name="T1"> Los sensores son dispositivos de entrada que capturan información del entorno y la convierten en señales eléctricas o datos que pueden ser procesados por un sistema. Actúan como interfaz entre el mundo físico y el sistema digital. Los sensores proporcionan datos de entrada al sistema para que este pueda realizar acciones o tomar decisiones basadas en la información recopilada. Ejemplos de sensores de entrada incluyen sensores de temperatura, sensores de luz, sensores de movimiento, etc.</text:span></text:p>
      <text:p text:style-name="P5"><text:soft-page-break/><text:span text:style-name="Strong_20_Emphasis"><text:span text:style-name="T1">Actuadores (Dispositivos de Salida):</text:span></text:span><text:span text:style-name="T1"> Los actuadores son dispositivos de salida que toman las señales procesadas por el sistema y realizan acciones físicas en el entorno. Convierten las señales eléctricas o datos de salida del sistema en movimientos, cambios de posición, fuerza u otras acciones físicas. Los actuadores permiten que el sistema afecte o interactúe con el mundo real en función de las decisiones tomadas por el sistema. Ejemplos de actuadores de salida incluyen motores eléctricos, válvulas solenoides, servomotores, altavoces, etc.</text:span></text:p>
      <text:p text:style-name="P7">En resumen, en el contexto de dispositivos de entrada/salida, los sensores son dispositivos de entrada que proporcionan información al sistema, mientras que los actuadores son dispositivos de salida que ejecutan acciones físicas en respuesta a las decisiones del sistema. Ambos son esenciales para sistemas de control y automatización que interactúan con el entorno físico.</text:p>
      <text:p text:style-name="P8"><draw:frame draw:style-name="fr1" draw:name="Imagen4" text:anchor-type="as-char" svg:width="0.635cm" svg:height="0.635cm" draw:z-index="3"><draw:image xlink:href="Pictures/100000000000007800000078EDC3B169886C47E9.png" xlink:type="simple" xlink:show="embed" xlink:actuate="onLoad" draw:mime-type="image/png"/><svg:title>User</svg:title></draw:frame></text:p>
      <text:p text:style-name="P8">Tú</text:p>
      <text:p text:style-name="P8">Qué es e ARDUINO IDE? en qué lenguaje se programa?</text:p>
      <text:p text:style-name="P6">ChatGPT</text:p>
      <text:p text:style-name="P7">El Arduino IDE (Entorno de Desarrollo Integrado) es un software que facilita la programación y carga de código en placas Arduino. Es una herramienta de código abierto diseñada específicamente para la plataforma Arduino y está disponible para varios sistemas operativos, como Windows, macOS y Linux. A través del Arduino IDE, los usuarios pueden escribir, compilar y cargar programas (llamados sketches) en las placas Arduino.</text:p>
      <text:p text:style-name="P7">El lenguaje de programación utilizado en Arduino es una variante simplificada de C/C++. Aunque se basa en estos lenguajes, Arduino ha simplificado y estandarizado ciertos aspectos para hacer la programación más accesible, especialmente para aquellos que no tienen una gran experiencia en programación o electrónica.</text:p>
      <text:p text:style-name="P7">Las características clave del lenguaje de programación Arduino incluyen:</text:p>
      <text:list text:style-name="L4">
        <text:list-item>
          <text:p text:style-name="P14"><text:span text:style-name="Strong_20_Emphasis"><text:span text:style-name="T1">Estructura del programa:</text:span></text:span><text:span text:style-name="T1"> Los programas de Arduino se dividen en dos partes principales: </text:span><text:span text:style-name="Source_20_Text"><text:span text:style-name="T1">setup()</text:span></text:span><text:span text:style-name="T1"> y </text:span><text:span text:style-name="Source_20_Text"><text:span text:style-name="T1">loop()</text:span></text:span><text:span text:style-name="T1">. La función </text:span><text:span text:style-name="Source_20_Text"><text:span text:style-name="T1">setup()</text:span></text:span><text:span text:style-name="T1"> se ejecuta una vez al inicio del programa, mientras que </text:span><text:span text:style-name="Source_20_Text"><text:span text:style-name="T1">loop()</text:span></text:span><text:span text:style-name="T1"> se ejecuta de manera continua.</text:span></text:p>
        </text:list-item>
        <text:list-item>
          <text:p text:style-name="P14"><text:span text:style-name="Strong_20_Emphasis"><text:span text:style-name="T1">Funciones predefinidas:</text:span></text:span><text:span text:style-name="T1"> Arduino proporciona varias funciones predefinidas (por ejemplo, </text:span><text:span text:style-name="Source_20_Text"><text:span text:style-name="T1">digitalRead()</text:span></text:span><text:span text:style-name="T1">, </text:span><text:span text:style-name="Source_20_Text"><text:span text:style-name="T1">digitalWrite()</text:span></text:span><text:span text:style-name="T1">, </text:span><text:span text:style-name="Source_20_Text"><text:span text:style-name="T1">analogRead()</text:span></text:span><text:span text:style-name="T1">, </text:span><text:span text:style-name="Source_20_Text"><text:span text:style-name="T1">analogWrite()</text:span></text:span><text:span text:style-name="T1">) que facilitan la interacción con los pines de entrada/salida y otros componentes.</text:span></text:p>
        </text:list-item>
        <text:list-item>
          <text:p text:style-name="P14"><text:span text:style-name="Strong_20_Emphasis"><text:span text:style-name="T1">Librerías:</text:span></text:span><text:span text:style-name="T1"> El ecosistema de Arduino incluye una variedad de librerías que contienen funciones y código preescrito para tareas comunes. Esto facilita la implementación de funciones específicas sin tener que escribir todo el código desde cero.</text:span></text:p>
        </text:list-item>
        <text:list-item>
          <text:p text:style-name="P14"><text:soft-page-break/><text:span text:style-name="Strong_20_Emphasis"><text:span text:style-name="T1">Tipos de datos simplificados:</text:span></text:span><text:span text:style-name="T1"> Se utilizan tipos de datos simplificados para facilitar la programación. Por ejemplo, </text:span><text:span text:style-name="Source_20_Text"><text:span text:style-name="T1">int</text:span></text:span><text:span text:style-name="T1"> para enteros, </text:span><text:span text:style-name="Source_20_Text"><text:span text:style-name="T1">float</text:span></text:span><text:span text:style-name="T1"> para números decimales, etc.</text:span></text:p>
        </text:list-item>
        <text:list-item>
          <text:p text:style-name="P14"><text:span text:style-name="Strong_20_Emphasis"><text:span text:style-name="T1">Manejo de pines:</text:span></text:span><text:span text:style-name="T1"> La manipulación de pines de entrada/salida se realiza mediante funciones específicas como </text:span><text:span text:style-name="Source_20_Text"><text:span text:style-name="T1">digitalRead()</text:span></text:span><text:span text:style-name="T1"> y </text:span><text:span text:style-name="Source_20_Text"><text:span text:style-name="T1">digitalWrite()</text:span></text:span><text:span text:style-name="T1">, lo que simplifica la interacción con hardware.</text:span></text:p>
        </text:list-item>
      </text:list>
      <text:p text:style-name="P7">El Arduino IDE proporciona una interfaz gráfica de usuario para escribir, compilar y cargar código en las placas Arduino, lo que facilita la programación incluso para aquellos que no están familiarizados con entornos de desarrollo más complejos.</text:p>
      <text:p text:style-name="P8"><draw:frame draw:style-name="fr1" draw:name="Imagen5" text:anchor-type="as-char" svg:width="0.635cm" svg:height="0.635cm" draw:z-index="4"><draw:image xlink:href="Pictures/100000000000007800000078EDC3B169886C47E9.png" xlink:type="simple" xlink:show="embed" xlink:actuate="onLoad" draw:mime-type="image/png"/><svg:title>User</svg:title></draw:frame></text:p>
      <text:p text:style-name="P8">Tú</text:p>
      <text:p text:style-name="P8">Qué e son los pines pwm?</text:p>
      <text:p text:style-name="P6">ChatGPT</text:p>
      <text:p text:style-name="P7">Los pines PWM (Modulación de Ancho de Pulso, por sus siglas en inglés) son pines en un microcontrolador o en una placa como Arduino que son capaces de generar señales PWM. La modulación de ancho de pulso es una técnica que se utiliza para simular señales analógicas mediante señales digitales.</text:p>
      <text:p text:style-name="P7">En un pin PWM, la tensión se alterna rápidamente entre el estado alto (encendido) y el estado bajo (apagado), creando así un pulso. La relación entre el tiempo que el pulso está en alto y el tiempo total del ciclo del pulso determina el valor promedio de la señal, lo que permite simular un nivel de tensión analógico. En otras palabras, la variación en el ancho del pulso controla la cantidad de energía entregada, lo que se traduce en un valor analógico aparente.</text:p>
      <text:p text:style-name="P5"><text:span text:style-name="T1">En Arduino, algunos de los pines están designados como pines PWM. Por ejemplo, en el Arduino UNO, los pines PWM son los pines 3, 5, 6, 9, 10 y 11. Sin embargo, es importante destacar que en la mayoría de las placas Arduino, prácticamente todos los pines digitales pueden utilizarse para generar señales PWM mediante el uso de la función </text:span><text:span text:style-name="Source_20_Text"><text:span text:style-name="T1">analogWrite()</text:span></text:span><text:span text:style-name="T1"> en el software.</text:span></text:p>
      <text:p text:style-name="P7">Estos pines PWM son útiles para controlar dispositivos que requieren una señal analógica, como la velocidad de un motor DC, el brillo de un LED o la posición de un servomotor. La modulación de ancho de pulso permite controlar estos dispositivos de manera eficiente y precisa sin la necesidad de una salida analógica real.</text:p>
      <text:p text:style-name="P8"><draw:frame draw:style-name="fr1" draw:name="Imagen6" text:anchor-type="as-char" svg:width="0.635cm" svg:height="0.635cm" draw:z-index="5"><draw:image xlink:href="Pictures/100000000000007800000078EDC3B169886C47E9.png" xlink:type="simple" xlink:show="embed" xlink:actuate="onLoad" draw:mime-type="image/png"/><svg:title>User</svg:title></draw:frame></text:p>
      <text:p text:style-name="P8">Tú</text:p>
      <text:p text:style-name="P8">Qué es un led? cómo ha de conectarse? genera un listado en formato tabla con las resistencias y voltajes que habría que usar (de manera teórica) con leds de diferentes colores</text:p>
      <text:p text:style-name="P6">ChatGPT</text:p>
      <text:p text:style-name="P5"><text:soft-page-break/><text:span text:style-name="Strong_20_Emphasis"><text:span text:style-name="T1">LED (Diodo Emisor de Luz):</text:span></text:span></text:p>
      <text:p text:style-name="P7">Un LED es un dispositivo semiconductor que emite luz cuando una corriente eléctrica pasa a través de él. La palabra "LED" es la abreviatura de "Light Emitting Diode". Los LEDs son utilizados comúnmente para indicadores luminosos, pantallas, iluminación y en una variedad de aplicaciones electrónicas.</text:p>
      <text:p text:style-name="P5"><text:span text:style-name="Strong_20_Emphasis"><text:span text:style-name="T1">Conexión de un LED:</text:span></text:span></text:p>
      <text:p text:style-name="P7">Un LED tiene dos terminales, el ánodo (terminal positivo, generalmente más largo) y el cátodo (terminal negativo). Para conectar un LED a una fuente de alimentación, generalmente se conecta el ánodo al voltaje positivo y el cátodo a través de una resistencia al voltaje negativo (tierra o GND). Esto se hace para limitar la corriente y evitar dañar el LED. La resistencia se utiliza para ajustar la corriente a un nivel seguro para el LED.</text:p>
      <text:p text:style-name="P5"><text:span text:style-name="Strong_20_Emphasis"><text:span text:style-name="T1">Tabla teórica de resistencias y voltajes para LEDs de diferentes colores:</text:span></text:span></text:p>
      <text:p text:style-name="P7">A continuación, se presenta un listado en formato de tabla con valores teóricos típicos de resistencias y voltajes para LEDs de diferentes colores a una corriente común de aproximadamente 10-20 mA:</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4">Color del LED</text:p>
            </table:table-cell>
            <table:table-cell table:style-name="Tabla2.A1" office:value-type="string">
              <text:p text:style-name="P4">Voltaje (V)</text:p>
            </table:table-cell>
            <table:table-cell table:style-name="Tabla2.C1" office:value-type="string">
              <text:p text:style-name="P4">Resistencia (Ω)</text:p>
            </table:table-cell>
          </table:table-row>
        </table:table-header-rows>
        <table:table-row>
          <table:table-cell table:style-name="Tabla2.A2" office:value-type="string">
            <text:p text:style-name="P3">Rojo</text:p>
          </table:table-cell>
          <table:table-cell table:style-name="Tabla2.A2" office:value-type="string">
            <text:p text:style-name="P3">2.0 - 2.2</text:p>
          </table:table-cell>
          <table:table-cell table:style-name="Tabla2.C2" office:value-type="string">
            <text:p text:style-name="P3">220 - 330</text:p>
          </table:table-cell>
        </table:table-row>
        <table:table-row>
          <table:table-cell table:style-name="Tabla2.A2" office:value-type="string">
            <text:p text:style-name="P3">Amarillo</text:p>
          </table:table-cell>
          <table:table-cell table:style-name="Tabla2.A2" office:value-type="string">
            <text:p text:style-name="P3">2.0 - 2.2</text:p>
          </table:table-cell>
          <table:table-cell table:style-name="Tabla2.C2" office:value-type="string">
            <text:p text:style-name="P3">220 - 330</text:p>
          </table:table-cell>
        </table:table-row>
        <table:table-row>
          <table:table-cell table:style-name="Tabla2.A2" office:value-type="string">
            <text:p text:style-name="P3">Verde</text:p>
          </table:table-cell>
          <table:table-cell table:style-name="Tabla2.A2" office:value-type="string">
            <text:p text:style-name="P3">2.1 - 3.3</text:p>
          </table:table-cell>
          <table:table-cell table:style-name="Tabla2.C2" office:value-type="string">
            <text:p text:style-name="P3">220 - 470</text:p>
          </table:table-cell>
        </table:table-row>
        <table:table-row>
          <table:table-cell table:style-name="Tabla2.A2" office:value-type="string">
            <text:p text:style-name="P3">Azul</text:p>
          </table:table-cell>
          <table:table-cell table:style-name="Tabla2.A2" office:value-type="string">
            <text:p text:style-name="P3">3.0 - 3.4</text:p>
          </table:table-cell>
          <table:table-cell table:style-name="Tabla2.C2" office:value-type="string">
            <text:p text:style-name="P3">330 - 470</text:p>
          </table:table-cell>
        </table:table-row>
        <table:table-row>
          <table:table-cell table:style-name="Tabla2.A2" office:value-type="string">
            <text:p text:style-name="P3">Blanco</text:p>
          </table:table-cell>
          <table:table-cell table:style-name="Tabla2.A2" office:value-type="string">
            <text:p text:style-name="P3">3.0 - 3.4</text:p>
          </table:table-cell>
          <table:table-cell table:style-name="Tabla2.C2" office:value-type="string">
            <text:p text:style-name="Table_20_Contents">330 - 470</text:p>
          </table:table-cell>
        </table:table-row>
      </table:table>
      <text:p text:style-name="P7">Estos valores son aproximados y pueden variar según el fabricante y el modelo específico del LED. Para calcular la resistencia adecuada, puedes utilizar la Ley de Ohm: <text:span text:style-name="T2">R=IVfuente​−VLED​​</text:span>, donde <text:span text:style-name="T2">Vfuente​</text:span> es el voltaje de la fuente, <text:span text:style-name="T2">VLED​</text:span> es el voltaje del LED y <text:span text:style-name="T2">I</text:span> es la corriente deseada a través del LED (por ejemplo, 0.02 A para 20 mA). Es importante seleccionar la resistencia más cercana disponible en el mercado.</text:p>
      <text:p text:style-name="P8"><draw:frame draw:style-name="fr1" draw:name="Imagen7" text:anchor-type="as-char" svg:width="0.635cm" svg:height="0.635cm" draw:z-index="6"><draw:image xlink:href="Pictures/100000000000007800000078EDC3B169886C47E9.png" xlink:type="simple" xlink:show="embed" xlink:actuate="onLoad" draw:mime-type="image/png"/><svg:title>User</svg:title></draw:frame></text:p>
      <text:p text:style-name="P8">Tú</text:p>
      <text:p text:style-name="P8">Qué es un buzzer? cómo se conecta? tipos de zumbadores</text:p>
      <text:p text:style-name="P6">ChatGPT</text:p>
      <text:p text:style-name="P7">Un buzzer es un dispositivo que produce un sonido continuo o intermitente cuando se le aplica un voltaje. También se conoce comúnmente como zumbador. Los buzzers son ampliamente utilizados en proyectos electrónicos para generar alertas audibles, tonos o señales acústicas.</text:p>
      <text:p text:style-name="P5"><text:span text:style-name="Strong_20_Emphasis"><text:span text:style-name="T1">Conexión de un Buzzer:</text:span></text:span></text:p>
      <text:p text:style-name="P7"><text:soft-page-break/>La conexión de un buzzer depende de su tipo. Hay dos tipos principales de buzzers: activos y pasivos.</text:p>
      <text:list text:style-name="L5">
        <text:list-item>
          <text:p text:style-name="P15"><text:span text:style-name="Strong_20_Emphasis"><text:span text:style-name="T1">Buzzer Pasivo:</text:span></text:span></text:p>
          <text:list>
            <text:list-item>
              <text:p text:style-name="P16"><text:span text:style-name="Strong_20_Emphasis"><text:span text:style-name="T1">Conexión:</text:span></text:span><text:span text:style-name="T1"> Un buzzer pasivo tiene dos cables, uno es positivo y el otro es negativo. Puedes conectar el cable positivo a un pin de salida digital y el cable negativo a tierra (GND) en tu placa Arduino u otro circuito.</text:span></text:p>
            </text:list-item>
            <text:list-item>
              <text:p text:style-name="P16"><text:span text:style-name="Strong_20_Emphasis"><text:span text:style-name="T1">Control:</text:span></text:span><text:span text:style-name="T1"> En un buzzer pasivo, el control del sonido se logra cambiando el patrón de pulsos en el pin de salida digital. Puedes utilizar un código para generar diferentes tonos y patrones de sonido.</text:span></text:p>
            </text:list-item>
          </text:list>
        </text:list-item>
        <text:list-item>
          <text:p text:style-name="P15"><text:span text:style-name="Strong_20_Emphasis"><text:span text:style-name="T1">Buzzer Activo:</text:span></text:span></text:p>
          <text:list>
            <text:list-item>
              <text:p text:style-name="P16"><text:span text:style-name="Strong_20_Emphasis"><text:span text:style-name="T1">Conexión:</text:span></text:span><text:span text:style-name="T1"> Un buzzer activo tiene tres cables: positivo, negativo y un cable de control. Puedes conectar el positivo y el negativo a la fuente de alimentación (VCC y GND), y el cable de control al pin de salida digital.</text:span></text:p>
            </text:list-item>
            <text:list-item>
              <text:p text:style-name="P15"><text:span text:style-name="Strong_20_Emphasis"><text:span text:style-name="T1">Control:</text:span></text:span><text:span text:style-name="T1"> En un buzzer activo, el circuito interno genera el tono cuando se aplica voltaje al cable de control. Cambiando la frecuencia del pulso en el pin de salida digital, puedes cambiar el tono del buzzer.</text:span></text:p>
            </text:list-item>
          </text:list>
        </text:list-item>
      </text:list>
      <text:p text:style-name="P5"><text:span text:style-name="Strong_20_Emphasis"><text:span text:style-name="T1">Tipos de Zumbadores:</text:span></text:span></text:p>
      <text:list text:style-name="L6">
        <text:list-item>
          <text:p text:style-name="P17"><text:span text:style-name="Strong_20_Emphasis"><text:span text:style-name="T1">Buzzer Pasivo:</text:span></text:span><text:span text:style-name="T1"> Requiere que la fuente externa (Arduino u otra) genere los tonos y patrones de sonido.</text:span></text:p>
        </text:list-item>
        <text:list-item>
          <text:p text:style-name="P17"><text:span text:style-name="Strong_20_Emphasis"><text:span text:style-name="T1">Buzzer Activo:</text:span></text:span><text:span text:style-name="T1"> Tiene un circuito interno que genera el sonido cuando se le aplica un voltaje, lo que simplifica el control desde la fuente externa.</text:span></text:p>
        </text:list-item>
        <text:list-item>
          <text:p text:style-name="P17"><text:span text:style-name="Strong_20_Emphasis"><text:span text:style-name="T1">Piezoeléctrico:</text:span></text:span><text:span text:style-name="T1"> Algunos buzzers utilizan un elemento piezoeléctrico para generar sonido cuando se le aplica voltaje. Estos pueden ser pasivos o activos.</text:span></text:p>
        </text:list-item>
        <text:list-item>
          <text:p text:style-name="P17"><text:span text:style-name="Strong_20_Emphasis"><text:span text:style-name="T1">Magnético:</text:span></text:span><text:span text:style-name="T1"> Algunos buzzers utilizan un mecanismo magnético para generar sonido. Son menos comunes que los buzzers piezoeléctricos.</text:span></text:p>
        </text:list-item>
      </text:list>
      <text:p text:style-name="P7">Cuando trabajas con buzzers, ten en cuenta la diferencia entre los buzzers activos y pasivos, y ajusta el código en consecuencia para lograr el comportamiento deseado. Los buzzers son útiles en proyectos donde se requiere retroalimentación audible, como alarmas, señales de aviso o juego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2T20:47:23.573694604</meta:creation-date>
    <dc:date>2024-01-23T12:45:54.943000000</dc:date>
    <meta:editing-duration>PT8M47S</meta:editing-duration>
    <meta:editing-cycles>2</meta:editing-cycles>
    <meta:generator>LibreOffice/7.6.2.1$Windows_X86_64 LibreOffice_project/56f7684011345957bbf33a7ee678afaf4d2ba333</meta:generator>
    <meta:document-statistic meta:table-count="2" meta:image-count="7" meta:object-count="0" meta:page-count="7" meta:paragraph-count="166" meta:word-count="2323" meta:character-count="14817" meta:non-whitespace-character-count="12440"/>
  </office:meta>
</office:document-meta>
</file>